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0f4f" officeooo:paragraph-rsid="00090f4f"/>
    </style:style>
    <style:style style:name="P2" style:family="paragraph" style:parent-style-name="Standard" style:list-style-name="L5">
      <style:text-properties officeooo:rsid="00090f4f" officeooo:paragraph-rsid="00090f4f"/>
    </style:style>
    <style:style style:name="P3" style:family="paragraph" style:parent-style-name="Standard" style:list-style-name="L10">
      <style:text-properties officeooo:rsid="000aec85" officeooo:paragraph-rsid="000d00bc"/>
    </style:style>
    <style:style style:name="P4" style:family="paragraph" style:parent-style-name="Standard" style:list-style-name="L10">
      <style:text-properties officeooo:rsid="000ca76d" officeooo:paragraph-rsid="000d00bc"/>
    </style:style>
    <style:style style:name="P5" style:family="paragraph" style:parent-style-name="Standard" style:list-style-name="L6">
      <style:text-properties officeooo:rsid="000d00bc" officeooo:paragraph-rsid="000d00bc"/>
    </style:style>
    <style:style style:name="P6" style:family="paragraph" style:parent-style-name="Standard" style:list-style-name="L6">
      <style:text-properties officeooo:rsid="000d4129" officeooo:paragraph-rsid="000d4129"/>
    </style:style>
    <style:style style:name="P7" style:family="paragraph" style:parent-style-name="Standard" style:list-style-name="L12">
      <style:text-properties officeooo:paragraph-rsid="0010b39c"/>
    </style:style>
    <style:style style:name="P8" style:family="paragraph" style:parent-style-name="Standard" style:list-style-name="L10">
      <style:text-properties officeooo:rsid="00140947" officeooo:paragraph-rsid="00140947"/>
    </style:style>
    <style:style style:name="P9" style:family="paragraph" style:parent-style-name="Standard" style:list-style-name="L10">
      <style:text-properties officeooo:rsid="0016f75f" officeooo:paragraph-rsid="0016f75f"/>
    </style:style>
    <style:style style:name="P10" style:family="paragraph" style:parent-style-name="Standard" style:list-style-name="L11">
      <style:paragraph-properties fo:margin-left="0in" fo:margin-right="0in" fo:text-indent="-0.25in" style:auto-text-indent="false"/>
      <style:text-properties officeooo:rsid="000d4129" officeooo:paragraph-rsid="00104534"/>
    </style:style>
    <style:style style:name="P11" style:family="paragraph" style:parent-style-name="Standard">
      <style:paragraph-properties fo:margin-left="0in" fo:margin-right="0in" fo:text-indent="-0.25in" style:auto-text-indent="false"/>
      <style:text-properties officeooo:rsid="000d4129" officeooo:paragraph-rsid="00104534"/>
    </style:style>
    <style:style style:name="P12" style:family="paragraph" style:parent-style-name="Text_20_body">
      <style:text-properties officeooo:rsid="0015a34b" officeooo:paragraph-rsid="0015a34b"/>
    </style:style>
    <style:style style:name="P13" style:family="paragraph" style:parent-style-name="Text_20_body">
      <style:text-properties officeooo:rsid="001c0542" officeooo:paragraph-rsid="001c0542"/>
    </style:style>
    <style:style style:name="P14" style:family="paragraph" style:parent-style-name="Heading_20_3">
      <style:text-properties officeooo:rsid="001c0542" officeooo:paragraph-rsid="001d4175"/>
    </style:style>
    <style:style style:name="T1" style:family="text">
      <style:text-properties officeooo:rsid="00090f4f"/>
    </style:style>
    <style:style style:name="T2" style:family="text">
      <style:text-properties officeooo:rsid="000d4129"/>
    </style:style>
    <style:style style:name="T3" style:family="text">
      <style:text-properties officeooo:rsid="000d605f"/>
    </style:style>
    <style:style style:name="T4" style:family="text">
      <style:text-properties officeooo:rsid="001875d9"/>
    </style:style>
    <style:style style:name="T5" style:family="text">
      <style:text-properties officeooo:rsid="001a6f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G++ OCL Conventions Guide</text:h>
      <text:p text:style-name="P1"/>
      <text:h text:style-name="Heading_20_2" text:outline-level="2">Build System Integration</text:h>
      <text:h text:style-name="Heading_20_3" text:outline-level="3">Rational</text:h>
      <text:p text:style-name="P12">As SG++ should have as few dependencies as possible, OCL has to integrated in a way that makes it possible to entirely disable it.</text:p>
      <text:h text:style-name="Heading_20_3" text:outline-level="3">Implementation</text:h>
      <text:list xml:id="list4382469382300709955" text:style-name="L10">
        <text:list-item>
          <text:p text:style-name="P3">OCL can be activated by setting “USE_OCL” to “1” in the scons call, e.g. “scons USE_OCL=1”</text:p>
        </text:list-item>
        <text:list-item>
          <text:p text:style-name="P4">OCL sources have to be in their own subfolder<text:span text:style-name="T5">s</text:span> with their on SConscript. This SConscript filters the sources if OCL is not enabled, for an example see the kernel “StreamingOCL”</text:p>
        </text:list-item>
        <text:list-item>
          <text:p text:style-name="P8">scons checks if the header “CL/cl.h” and a library “libOpenCL” ire available. To find the header and the library, the environment variables “OCL_INCLUDE_PATH” and “OCL_LIBRARY_PATH” are considered, if they are set by the user.</text:p>
        </text:list-item>
        <text:list-item>
          <text:p text:style-name="P9">For usages of OCL in non-OCL-specific files, the define “USE_OCL” shall be used. <text:span text:style-name="T4">This is important for OCL-enabled applications and for the operator factories.</text:span></text:p>
        </text:list-item>
      </text:list>
      <text:h text:style-name="Heading_20_2" text:outline-level="2">Parameter Exposure scheme</text:h>
      <text:h text:style-name="Heading_20_3" text:outline-level="3">Rational</text:h>
      <text:list xml:id="list4193044635722391779" text:style-name="L11">
        <text:list-header>
          <text:p text:style-name="P10"><text:span text:style-name="T3">All OCL kernels require parameters (at least for the blocksize), for a better independence from a specific platform, the parameters should be editable without recompilation. To this end, we propose a configuration file scheme that enables this configuration. </text:span></text:p>
        </text:list-header>
      </text:list>
      <text:p text:style-name="P11"/>
      <text:h text:style-name="Heading_20_3" text:outline-level="3">Implementation</text:h>
      <text:list xml:id="list5382724711870840732" text:style-name="L12">
        <text:list-item>
          <text:p text:style-name="P7"><text:span text:style-name="T2">There is one configuration file for every kernel. </text:span></text:p>
        </text:list-item>
        <text:list-item>
          <text:p text:style-name="P7"><text:span text:style-name="T2">The configuration file controls the platform for the kernel, the load balancing for the kernel, and possibly additional kernel specific options.</text:span></text:p>
        </text:list-item>
      </text:list>
      <text:list xml:id="list4612152928398657184" text:style-name="L6">
        <text:list-item>
          <text:p text:style-name="P5">Ideally all parameters can be controlled from the outside. For a floating point precision parameter, templates have to be employed, see the kernel “StreamingOCL” for an example</text:p>
        </text:list-item>
        <text:list-item>
          <text:p text:style-name="P5">Each OCL kernel is associated with a configuration file whose name is unique for the kernel</text:p>
        </text:list-item>
        <text:list-item>
          <text:p text:style-name="P5">The defaults for the configuration file are set up in the kernels operator factory. The configuration is implemented based on the class “OpenCLConfigurationParameters”</text:p>
          <text:p text:style-name="P6"/>
        </text:list-item>
      </text:list>
      <text:h text:style-name="Heading_20_2" text:outline-level="2"><text:span text:style-name="T1">Parameter Name Conventions</text:span></text:h>
      <text:h text:style-name="Heading_20_3" text:outline-level="3">Rational</text:h>
      <text:p text:style-name="P13">There are kernel specific parameters and shared parameters that are, e.g. required to manage the <text:soft-page-break/>platform. To avoid naming conflicts, conventions are estabished</text:p>
      <text:h text:style-name="P14" text:outline-level="3">Implementation</text:h>
      <text:list xml:id="list3975202924681703708" text:style-name="L5">
        <text:list-item>
          <text:p text:style-name="P2">Kernel specific parameters start with “KERNEL_” and can have an arbitrary suffix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Pfander</meta:initial-creator>
    <meta:creation-date>2015-04-09T10:34:12.845416783</meta:creation-date>
    <dc:date>2015-04-09T11:04:54.809329396</dc:date>
    <dc:creator>David Pfander</dc:creator>
    <meta:editing-duration>PT28M56S</meta:editing-duration>
    <meta:editing-cycles>25</meta:editing-cycles>
    <meta:generator>LibreOffice/4.2.7.2$Linux_X86_64 LibreOffice_project/420m0$Build-2</meta:generator>
    <meta:document-statistic meta:table-count="0" meta:image-count="0" meta:object-count="0" meta:page-count="2" meta:paragraph-count="25" meta:word-count="328" meta:character-count="2088" meta:non-whitespace-character-count="1794"/>
  </office:meta>
</office:document-meta>
</file>